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Bullets_2c__20_diamond"/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to.py</text:p>
      <text:p text:style-name="Subtitle"><text:a xlink:type="simple" xlink:href="mailto:someonesdad1@gmail.com" text:style-name="Internet_20_link" text:visited-style-name="Visited_20_Internet_20_Link">someonesdad1@gmail.com</text:a> 26 Jun 2021</text:p>
      <text:p text:style-name="Text_20_body">I use this python script with some shell functions to open remembered project files and to navigate to remembered locations on my computer. <text:s/>The key advantages are:</text:p>
      <text:list xml:id="list2385993658987527172" text:style-name="Bullets_2c__20_diamond">
        <text:list-item>
          <text:p text:style-name="P2">It can be used for multiple projects, each with its own datafile for remembered paths.</text:p>
        </text:list-item>
        <text:list-item>
          <text:p text:style-name="P2">The remembered paths can be commented out so you don't see them (and, thus, they don't clutter up the working display). <text:s/>The benefit is that you can look at the datafile later to find where a particular project was stored.</text:p>
        </text:list-item>
      </text:list>
      <text:p text:style-name="Text_20_body">Here's an example of the basic use. <text:s/>I use a shell function named <text:span text:style-name="Code">pr</text:span> to keep track of the projects I'm working on. <text:s/>When I type <text:span text:style-name="Code">pr</text:span> at the command line, I might see a listing like</text:p>
      <text:p text:style-name="Code">1 <text:s text:c="2"/>/plib/pgm/goto.odt</text:p>
      <text:p text:style-name="Code">2 <text:s text:c="2"/>Project2</text:p>
      <text:p text:style-name="Code"/>
      <text:p text:style-name="Code">di <text:s text:c="7"/>Ditch project</text:p>
      <text:p text:style-name="Code_20_end">Selection?</text:p>
      <text:p text:style-name="Text_20_body">The script is prompting me to choose which application (i.e., remembered file name) I wish to launch. <text:s/>Just pressing the return key takes me back to a shell prompt. <text:s/>The numbered directory names (or their aliases) are those that don't have a string shortcut given to them. <text:s/>The lower list of directories are those that have a string shortcut.</text:p>
      <text:p text:style-name="Text_20_body">If I remember the associated number or string shortcut, I can type that in as an argument to the <text:span text:style-name="Code">pr</text:span> command and go to that directory directly. <text:s/>I use this feature a lot because the last-saved directory is the first in the numbered list.</text:p>
      <text:p text:style-name="Text_20_body">If I type in <text:span text:style-name="Code">pr e</text:span>, the project's datafile is called up in my editor. <text:s/>This lets me reorder things, delete things, comment out an entry (saving it but not displaying it), give a file path an alias, or give an entry a string shortcut.</text:p>
      <text:p text:style-name="Text_20_body">Here's a datafile that could result in the above display:</text:p>
      <text:p text:style-name="Code">/plib/pgm/goto.odt</text:p>
      <text:p text:style-name="Code">Project2; /plib/project2.odt</text:p>
      <text:p text:style-name="Code">Ditch project;di;/doc/ditch.odt</text:p>
      <text:p text:style-name="Code">Hidden project;@hi;/doc/hidden.odt</text:p>
      <text:p text:style-name="Code_20_end">#Old ditch project;di;/doc/ditch_old.odt</text:p>
      <text:p text:style-name="Text_20_body">The first line only contains a file name. <text:s/>If you enter the number 1 at the <text:span text:style-name="Code">Selection?</text:span> prompt, the <text:span text:style-name="Code">goto.py</text:span> script will cause this file to be opened with its associated application.</text:p>
      <text:p text:style-name="Text_20_body">The second line uses an alias (description string) <text:span text:style-name="Code">Project2</text:span> for the file to open. <text:s/></text:p>
      <text:p text:style-name="Text_20_body">The third line uses both an alias and a string shortcut. <text:s/>I thus can open the ditch project's file by typing <text:span text:style-name="Code">pr di</text:span> at the command line.</text:p>
      <text:p text:style-name="Text_20_body">The fourth line uses the <text:span text:style-name="Code">@</text:span> character to flag a project whose file is not to be displayed. <text:s/>I use this for projects that I open a lot; I choose not to see them listed because I remember their shortcut string.</text:p>
      <text:p text:style-name="Text_20_body">The last line is commented out because of the <text:span text:style-name="Code">#</text:span> character. <text:s/>This lets me "remember" the location of a project file, but not see it displayed if I'm not actively working on it. <text:s/>A benefit of this is that it lets me find an old project file. <text:s/>My computer has nearly 100,000 directories on it and it's not hard to forget where a particular file is.</text:p>
      <text:p text:style-name="Text_20_body">When I want to remember a project file, I use the command <text:span text:style-name="Code">pr a &lt;path_to_file&gt;</text:span>. <text:s/>I'll often follow this up with a <text:span text:style-name="Code">pr e</text:span> command to edit the <text:span text:style-name="Code">.projectrc</text:span> file to give the directory an alias or a string shortcut. <text:s/>A convenience is that the most-recently-remembered project file is added to the beginning of the file, making it number 1 on the printed list.</text:p>
      <text:p text:style-name="Text_20_body">The script checks each file/directory entry in the configuration file and prints a warning message if it <text:soft-page-break/>doesn't exist, even ones that are commented out (unless the line begins with <text:span text:style-name="Code">##</text:span>).</text:p>
      <text:h text:style-name="Heading_20_1" text:outline-level="1">Shell functions</text:h>
      <text:p text:style-name="Text_20_body">I work in a UNIX-like environment such as cygwin under Windows or Linux. <text:s/>I use the bash shell by default; you might have to modify these functions if you use a different shell.</text:p>
      <text:p text:style-name="Text_20_body">The original version of this script was written in 1998 and many of the folks I worked with at the time commented that they couldn't live without the script once they started using it (we were all working on HP-UX and Linux systems in sh, ksh, and bash environments). <text:s/>It was first used to remember directory names, but was easy to modify to remember and launch file names too. <text:s/>It's one of the most heavily-used tools on my computer.</text:p>
      <text:h text:style-name="Heading_20_2" text:outline-level="2">Projects</text:h>
      <text:p text:style-name="Text_20_body">I use the following shell function for my <text:span text:style-name="Code">pr</text:span> command:</text:p>
      <text:p text:style-name="Code">pr()</text:p>
      <text:p text:style-name="Code">{</text:p>
      <text:p text:style-name="Code"><text:s text:c="5"/>applaunch project "$@"</text:p>
      <text:p text:style-name="Code_20_end">}</text:p>
      <text:p text:style-name="Text_20_body">The reason for this is that I have multiple commands like this that launch from various project files. <text:s/>For example, <text:span text:style-name="Code">vid</text:span> is used to keep track of video projects. <text:span text:style-name="Code">pe</text:span> for electrical projects, <text:span text:style-name="Code">doc</text:span> for documents, etc.</text:p>
      <text:p text:style-name="Text_20_body">The work is done in the <text:span text:style-name="Code">applaunch</text:span> function:</text:p>
      <text:p text:style-name="Code">applaunch ()</text:p>
      <text:p text:style-name="Code">{</text:p>
      <text:p text:style-name="Code"><text:s text:c="4"/>typeset tmp=/tmp/${1?Need name of rc file}.$$;</text:p>
      <text:p text:style-name="Code"><text:s text:c="4"/>typeset appfile="$HOME/.${1}rc";</text:p>
      <text:p text:style-name="Code"><text:s text:c="4"/>shift;</text:p>
      <text:p text:style-name="Code"><text:s text:c="4"/>typeset app="cygstart";</text:p>
      <text:p text:style-name="Code"><text:s text:c="4"/>$PYTHON /plib/pgm/goto.py -f $appfile -e $tmp "$@";</text:p>
      <text:p text:style-name="Code"><text:s text:c="4"/>if [ -e $tmp ]; then</text:p>
      <text:p text:style-name="Code"><text:s text:c="8"/>typeset res="$(cat $tmp)";</text:p>
      <text:p text:style-name="Code"><text:s text:c="8"/>if [ "$res" ]; then</text:p>
      <text:p text:style-name="Code"><text:s text:c="12"/>$app $res;</text:p>
      <text:p text:style-name="Code"><text:s text:c="8"/>fi;</text:p>
      <text:p text:style-name="Code"><text:s text:c="8"/>rm -f $tmp;</text:p>
      <text:p text:style-name="Code"><text:s text:c="4"/>fi</text:p>
      <text:p text:style-name="Code_20_end">}</text:p>
      <text:p text:style-name="Text_20_body">The underlying work is done by the <text:span text:style-name="Code">goto.py</text:span> script, which was originally written to help me navigate/remember the various directories I worked in.</text:p>
      <text:p text:style-name="P1">The convention is to call and name these configuration files "rc" files, but this is just a UNIX <text:a xlink:type="simple" xlink:href="http://www.catb.org/jargon/html/R/rc-file.html" text:style-name="Internet_20_link" text:visited-style-name="Visited_20_Internet_20_Link">convention</text:a> that goes back to the early 1960'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 fo:background-color="#eeeeee">
        <style:background-image/>
      </style:paragraph-properties>
      <style:text-properties style:use-window-font-color="true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#eeeeee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Abstract_2c__20_title" style:display-name="Abstract, title" style:family="paragraph" style:parent-style-name="Text_20_body" style:next-style-name="Abstract_2c__20_text">
      <style:paragraph-properties fo:text-align="center" style:justify-single-word="false"/>
      <style:text-properties style:font-size-rel="-1pt" fo:font-weight="bold"/>
    </style:style>
    <style:style style:name="Abstract_2c__20_text" style:display-name="Abstract, text" style:family="paragraph" style:parent-style-name="Abstract_2c__20_title">
      <style:paragraph-properties fo:margin-left="30.48mm" fo:margin-right="25.4mm" fo:text-align="start" style:justify-single-word="false" fo:text-indent="0mm" style:auto-text-indent="false"/>
      <style:text-properties style:font-size-rel="-1pt" fo:font-weight="normal"/>
    </style:style>
    <style:style style:name="Abstract_2c__20_end" style:display-name="Abstract, end" style:family="paragraph" style:parent-style-name="Abstract_2c__20_text" style:next-style-name="Text_20_body">
      <style:paragraph-properties fo:margin-top="0mm" fo:margin-bottom="10.16mm"/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 style:next-style-name="Text_20_body">
      <style:paragraph-properties fo:background-color="#eeeeee">
        <style:background-image/>
      </style:paragraph-properties>
    </style:style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DejaVu Sans" fo:font-size="11pt" fo:font-weight="normal" fo:background-color="#ffff99"/>
    </style:style>
    <style:style style:name="Example_20_header" style:display-name="Example header" style:family="text">
      <style:text-properties style:font-name="DejaVu Sans" fo:font-size="11pt" fo:font-style="oblique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DejaVu Sans" fo:font-size="11pt" fo:language="zxx" fo:country="none" fo:font-style="oblique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2" meta:paragraph-count="54" meta:word-count="845" meta:character-count="4864"/>
    <meta:template xlink:type="simple" xlink:actuate="onRequest" xlink:title="Normal" xlink:href="../Normal.ott" meta:date="2014-12-28T08:19:31.36"/>
  </office:meta>
</office:document-meta>
</file>